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
          <table:table-cell table:style-name="ce30" office:value-type="date" office:date-value="2018-02-22" calcext:value-type="date">
            <text:p>2018-02-22</text:p>
          </table:table-cell>
          <table:table-cell table:number-columns-repeated="1023"/>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2"/>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3">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4">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3">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3">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3">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3">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4">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3">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4">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4">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4">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4">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4">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3">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4">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4">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3">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3">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3">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4">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0">00/00/0000</text:date>, <text:time style:data-style-name="N2" text:time-value="23:26:08.874306434">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0T01:31:59.502353152</dc:date>
    <meta:creation-date>2016-09-05T22:47:24Z</meta:creation-date>
    <meta:editing-cycles>1695</meta:editing-cycles>
    <meta:editing-duration>P36DT21H24M49S</meta:editing-duration>
    <meta:generator>LibreOffice/5.4.2.2.0$Linux_X86_64 LibreOffice_project/40m0$Build-2</meta:generator>
    <meta:document-statistic meta:table-count="4" meta:cell-count="4443" meta:object-count="0"/>
  </office:meta>
</office:document-meta>
</file>